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style:language-asian="fr" style:country-asian="FR" style:font-name-complex="Times New Roman"/>
    </style:style>
    <style:style style:name="P3" style:family="paragraph" style:parent-style-name="Normal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paragraph-properties fo:line-height="150%"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6" style:family="paragraph" style:parent-style-name="Standard" style:master-page-name="MP0">
      <style:paragraph-properties fo:line-height="150%" fo:text-align="justify" style:justify-single-word="false" style:page-number="auto" fo:break-before="page"/>
      <style:text-properties style:font-name="Times New Roman"/>
    </style:style>
    <style:style style:name="T1" style:family="text">
      <style:text-properties fo:color="#000000" style:font-name="Times New Roman" fo:language="en" fo:country="GB" style:font-name-complex="Times New Roman"/>
    </style:style>
    <style:style style:name="T2" style:family="text">
      <style:text-properties fo:color="#000000" style:font-name="Times New Roman" fo:font-size="12pt" fo:language="en" fo:country="GB" style:font-size-asian="12pt" style:font-name-complex="Times New Roman" style:font-size-complex="12pt"/>
    </style:style>
    <style:style style:name="T3" style:family="text">
      <style:text-properties style:font-name="Times New Roman" fo:language="en" fo:country="GB" style:language-asian="fr" style:country-asian="FR" style:font-name-complex="Times New Roman"/>
    </style:style>
    <style:style style:name="T4" style:family="text">
      <style:text-properties style:font-name="Times New Roman" style:language-asian="fr" style:country-asian="FR" style:font-name-complex="Times New Roman"/>
    </style:style>
    <style:style style:name="T5" style:family="text">
      <style:text-properties style:font-name="Times New Roman" style:language-asian="fr" style:country-asian="FR" style:font-name-complex="Times New Roman1"/>
    </style:style>
    <style:style style:name="T6" style:family="text">
      <style:text-properties style:font-name="Times New Roman" fo:font-style="italic" style:language-asian="fr" style:country-asian="FR" style:font-style-asian="italic" style:font-name-complex="Times New Roman"/>
    </style:style>
    <style:style style:name="T7" style:family="text">
      <style:text-properties style:font-name="Times New Roman" fo:font-style="italic" style:language-asian="fr" style:country-asian="FR" style:font-style-asian="italic" style:font-name-complex="Times New Roman1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language-asian="fr" style:country-asian="FR"/>
    </style:style>
    <style:style style:name="T10" style:family="text">
      <style:text-properties fo:language="en" fo:country="GB"/>
    </style:style>
    <style:style style:name="T11" style:family="text">
      <style:text-properties fo:font-style="italic" style:language-asian="fr" style:country-asian="F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pyeditor : Mathilde Nicolas. </text:p>
      <text:p text:style-name="P5">Creator: Renaudot, Théophraste (1586-1653). </text:p>
      <text:p text:style-name="P5">Title: Gazette.</text:p>
      <text:p text:style-name="P5">Date : 1664/05/10. <text:s/></text:p>
      <text:p text:style-name="P5"><text:span text:style-name="T9">Bibl: Renaudot </text:span><text:bookmark text:name="_GoBack"/><text:span text:style-name="T9">Théophraste, </text:span><text:span text:style-name="T11">Recueil des gazettes nouvelles, ordinaires et extraordinaires. Relations et récits des choses avenues tant en ce royaume qu'ailleurs, pendant l'année mil six cent soixante-quatre</text:span><text:span text:style-name="T9">., Paris, Bureau d’adresse, 1664.</text:span></text:p>
      <text:p text:style-name="P5"/>
      <text:p text:style-name="P5">456</text:p>
      <text:p text:style-name="P5">Le premier du Courant, Leurs Majestez, avec lesquelles estoyent Monseigneur le Dauphin, Monsieur, &amp; Madame, arrivérent sur les 6 heures à S. Cloud : la Reyne Mére ayant oüi Vespres au Couvent des Religieuses de Challiot.<text:line-break/>Le 2, la Cour prit le divertissement de la Promenade dans le délicieux Iardin de cette belle Maison : les Reynes en chaise, &amp; les Dames en Caléche.<text:line-break/>Le 3, ces Princesses, accompagnées de Monsieur, allérent oüir Messe au Mont Valérien, à cause de la Feste de l'Invention de Sainte Croix: &amp; le lendemain, premier Dimanche du mois, Elles firent leurs dévotions au Monastére des Vrsulines de S. Cloud.</text:p>
      <text:p text:style-name="P5">Le 4, Leurs Majestez furent diverties par la Comédie Françoise: &amp; le Roy ayant ces jours là , traité toute la Cour, avec vne magnificence singuliére, Elles en partirent le 5, pour aller à Versailles, prendre les divertissemens qui leur y estoyent préparez sous le titre des Plaisir de l’Isle enchantée, &amp; qu'on avoit partagez en trois Iournées.</text:p>
      <text:p text:style-name="P5">Le premier, qui estoit vne Course de Bague, se donna le 7, sur les six heures du soir : &amp; tous les Chevaliers s'y estans signalez, le Marquis de la Valliére l'emporta, &amp; eut l'honneur d'en recevoir le Prix des mains de la Reyne Mére, qui estoit vne Epée enrichie de Diamans. La nuit estant survenuë, il parut plus de deux mille lumiéres, à la clarté desquel1es on servit vn superbe Festin de plus de 40 Bassins de viande, &amp; d'autant de Pyramides : Leurs Majestez estans accompagnées à Table, de grand nombre des principales Dames fort bien parées.</text:p>
      <text:p text:style-name="P5">Le 8, il y eut pour la seconde Journée, Comédie Françoise, entremeslée de Concerts, de Récits, &amp; d’Entrées de Balet, ainsi que vous verrez ailleurs, dans le détail de tous ces agréables divertissemens, qui se terminérent hier, par vn Balet sur l'eau, &amp; vn tres beau feu d'Artifice.</text:p>
      <text:p text:style-name="P5">A Paris, du Bureau d’Adresse, aux Galleries du .Louvre,</text:p>
      <text:p text:style-name="P5">devant la ruë S.Thomas, le 10 May 1664.</text:p>
      <text:p text:style-name="P5"><text:span text:style-name="T10">Avec Privilé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 style:vertical-align="baseline"/>
      <style:text-properties style:font-name="Calibri" fo:font-size="12pt" style:font-name-asian="Calibri" style:font-size-asian="12pt" style:font-name-complex="F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date_3e_" style:display-name="&lt;date&gt;" style:family="text" style:parent-style-name="Default_20_Paragraph_20_Font"/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tech_3e_" style:display-name="&lt;tech&gt;" style:family="text">
      <style:text-properties fo:background-color="#ffff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Windows User</meta:initial-creator>
    <meta:creation-date>2020-02-13T11:12:00Z</meta:creation-date>
    <dc:date>2020-02-26T15:18:55.74</dc:date>
    <meta:editing-cycles>5</meta:editing-cycles>
    <meta:editing-duration>PT5M26S</meta:editing-duration>
    <meta:document-statistic meta:table-count="0" meta:image-count="0" meta:object-count="0" meta:page-count="1" meta:paragraph-count="13" meta:word-count="374" meta:character-count="2250"/>
    <meta:template xlink:type="simple" xlink:actuate="onRequest" xlink:title="" xlink:href="Normal"/>
  </office:meta>
</office:document-meta>
</file>